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26fe" officeooo:paragraph-rsid="001926fe"/>
    </style:style>
    <style:style style:name="P2" style:family="paragraph" style:parent-style-name="Standard">
      <style:text-properties officeooo:rsid="001b336d" officeooo:paragraph-rsid="001b336d"/>
    </style:style>
    <style:style style:name="P3" style:family="paragraph" style:parent-style-name="Standard">
      <style:text-properties officeooo:rsid="001c052a" officeooo:paragraph-rsid="001c052a"/>
    </style:style>
    <style:style style:name="P4" style:family="paragraph" style:parent-style-name="Standard">
      <style:text-properties officeooo:rsid="001cd290" officeooo:paragraph-rsid="001cd290"/>
    </style:style>
    <style:style style:name="P5" style:family="paragraph" style:parent-style-name="Standard">
      <style:text-properties officeooo:rsid="001e34fd" officeooo:paragraph-rsid="001e34fd"/>
    </style:style>
    <style:style style:name="P6" style:family="paragraph" style:parent-style-name="Standard">
      <style:text-properties officeooo:rsid="001e34fd" officeooo:paragraph-rsid="001ebd07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34fd" officeooo:paragraph-rsid="001ebd07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34fd" officeooo:paragraph-rsid="001e34fd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01e34fd" officeooo:paragraph-rsid="001ebd07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23519f" officeooo:paragraph-rsid="0023519f"/>
    </style:style>
    <style:style style:name="T1" style:family="text">
      <style:text-properties officeooo:rsid="00195cf9"/>
    </style:style>
    <style:style style:name="T2" style:family="text">
      <style:text-properties officeooo:rsid="001ebd07"/>
    </style:style>
    <style:style style:name="T3" style:family="text">
      <style:text-properties officeooo:rsid="00207aa3"/>
    </style:style>
    <style:style style:name="T4" style:family="text">
      <style:text-properties officeooo:rsid="00209af9"/>
    </style:style>
    <style:style style:name="T5" style:family="text">
      <style:text-properties officeooo:rsid="00210248"/>
    </style:style>
    <style:style style:name="T6" style:family="text">
      <style:text-properties officeooo:rsid="00215d1a"/>
    </style:style>
    <style:style style:name="T7" style:family="text">
      <style:text-properties officeooo:rsid="002348cb"/>
    </style:style>
    <style:style style:name="T8" style:family="text">
      <style:text-properties officeooo:rsid="002351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design ideas and such</text:p>
      <text:p text:style-name="P1"/>
      <text:p text:style-name="P1"/>
      <text:p text:style-name="P1">Title page</text:p>
      <text:p text:style-name="P1">- game name</text:p>
      <text:p text:style-name="P1">- team log and name</text:p>
      <text:p text:style-name="P1">- Team letter C Calrissian</text:p>
      <text:p text:style-name="P1">- member names</text:p>
      <text:p text:style-name="P1">- due</text:p>
      <text:p text:style-name="P1"/>
      <text:p text:style-name="P1">Table contents</text:p>
      <text:p text:style-name="P1">-look in design doc</text:p>
      <text:p text:style-name="P1"/>
      <text:p text:style-name="P1">Intro</text:p>
      <text:p text:style-name="P1">-overview and such</text:p>
      <text:p text:style-name="P1"/>
      <text:p text:style-name="P1">Project management</text:p>
      <text:p text:style-name="P1">- Max -</text:p>
      <text:p text:style-name="P1">- Steven – Documentation</text:p>
      <text:p text:style-name="P1"/>
      <text:p text:style-name="P1">responsibilities</text:p>
      <text:p text:style-name="P1">- testing, development</text:p>
      <text:p text:style-name="P1">- merges, Quality assurance, Design <text:span text:style-name="T1">design,</text:span> <text:span text:style-name="T1">Game design</text:span></text:p>
      <text:p text:style-name="P1"/>
      <text:p text:style-name="P1"/>
      <text:p text:style-name="P2">Risks</text:p>
      <text:p text:style-name="P2">- put in later</text:p>
      <text:p text:style-name="P2"/>
      <text:p text:style-name="P3">Development process</text:p>
      <text:p text:style-name="P3">- Code review → Both do our own or together</text:p>
      <text:p text:style-name="P3">- Communication → text and email, in person, git pipelines</text:p>
      <text:p text:style-name="P3">- Bug reports → everyone. If things are big we will do it together.</text:p>
      <text:p text:style-name="P3"/>
      <text:p text:style-name="P3">Design</text:p>
      <text:p text:style-name="P3">- in uml later when we figure it out</text:p>
      <text:p text:style-name="P3"/>
      <text:p text:style-name="P3">Appendicies</text:p>
      <text:p text:style-name="P3">- TB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Game design</text:p>
      <text:p text:style-name="P4"/>
      <text:p text:style-name="P4">- <text:span text:style-name="T8">Genre → space</text:span></text:p>
      <text:p text:style-name="P4"/>
      <text:p text:style-name="P5"><text:span text:style-name="T8">Multiple</text:span> environments</text:p>
      <text:p text:style-name="P5">- 25 rooms, 5 areas of 5 rooms</text:p>
      <text:p text:style-name="P5">- a couple NPC</text:p>
      <text:p text:style-name="P8">- quests, conversations, information</text:p>
      <text:p text:style-name="P5">- Multiple actions, env: go, get, drop, use -&gt; people: talk, ask, fight,</text:p>
      <text:p text:style-name="P6">- Multiple <text:span text:style-name="T2">objects → depends on environment a little</text:span></text:p>
      <text:p text:style-name="P7"><text:span text:style-name="T2">- misc: keys,</text:span></text:p>
      <text:p text:style-name="P6">- <text:span text:style-name="T3">Plot</text:span></text:p>
      <text:p text:style-name="P6">- <text:span text:style-name="T3">Puzzles → 1 per area min. 5</text:span></text:p>
      <text:p text:style-name="P6">- <text:span text:style-name="T4">Ways to lose → need 5 min.</text:span></text:p>
      <text:p text:style-name="P7">- <text:span text:style-name="T4">Dying,</text:span></text:p>
      <text:p text:style-name="P9">- <text:span text:style-name="T8">Serialization → save and load</text:span></text:p>
      <text:p text:style-name="P9">- <text:span text:style-name="T6">Help function that lists important data</text:span></text:p>
      <text:p text:style-name="P9">- <text:span text:style-name="T7">Error checking: validate input</text:span></text:p>
      <text:p text:style-name="P9"/>
      <text:p text:style-name="P10">Testing</text:p>
      <text:p text:style-name="P10">- How thorough do we need to be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6:15:16.516497193</meta:creation-date>
    <dc:date>2019-02-04T17:09:07.603655237</dc:date>
    <meta:editing-duration>PT38M28S</meta:editing-duration>
    <meta:editing-cycles>12</meta:editing-cycles>
    <meta:generator>LibreOffice/5.0.6.2$Linux_X86_64 LibreOffice_project/00$Build-2</meta:generator>
    <meta:document-statistic meta:table-count="0" meta:image-count="0" meta:object-count="0" meta:page-count="2" meta:paragraph-count="45" meta:word-count="205" meta:character-count="1054" meta:non-whitespace-character-count="893"/>
  </office:meta>
</office:document-meta>
</file>